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A300000473AA4D635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8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ff0000" loext:decorative="false"/>
    </style:style>
    <style:style style:name="P1" style:family="paragraph">
      <loext:graphic-properties draw:fill="solid" draw:fill-color="#fffff8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0000"/>
    </style:style>
    <style:style style:name="T1" style:family="text">
      <style:text-properties fo:color="#ffffff" loext:opacity="100%" style:font-name="Arial" fo:font-size="10.5pt" fo:font-weight="normal" style:font-name-asian="Arial" style:font-size-asian="10.5pt" style:font-weight-asian="normal" style:font-name-complex="Arial" style:font-size-complex="10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003cm" svg:height="27.511cm" svg:x="0cm" svg:y="0cm" svg:viewBox="0 0 25004 27512" draw:points="0,27512 25004,27512 25004,0 0,0">
          <text:p/>
        </draw:polygon>
        <draw:polygon draw:style-name="gr2" draw:text-style-name="P2" draw:layer="layout" svg:width="18.892cm" svg:height="0.317cm" svg:x="6.111cm" svg:y="0cm" svg:viewBox="0 0 18893 318" draw:points="0,318 18893,318 18893,0 0,0">
          <text:p/>
        </draw:polygon>
        <draw:polygon draw:style-name="gr2" draw:text-style-name="P2" draw:layer="layout" svg:width="18.892cm" svg:height="0.291cm" svg:x="6.111cm" svg:y="10.951cm" svg:viewBox="0 0 18893 292" draw:points="0,292 18893,292 18893,0 0,0">
          <text:p/>
        </draw:polygon>
        <draw:polygon draw:style-name="gr2" draw:text-style-name="P2" draw:layer="layout" svg:width="18.892cm" svg:height="0.873cm" svg:x="6.111cm" svg:y="11.639cm" svg:viewBox="0 0 18893 874" draw:points="0,874 18893,874 18893,0 0,0">
          <text:p/>
        </draw:polygon>
        <draw:polygon draw:style-name="gr2" draw:text-style-name="P2" draw:layer="layout" svg:width="18.892cm" svg:height="0.899cm" svg:x="6.111cm" svg:y="20.713cm" svg:viewBox="0 0 18893 900" draw:points="0,900 18893,900 18893,0 0,0">
          <text:p/>
        </draw:polygon>
        <draw:frame draw:style-name="gr3" draw:text-style-name="P4" draw:layer="layout" svg:width="2.459cm" svg:height="0.412cm" svg:x="6.367cm" svg:y="2.058cm">
          <draw:text-box>
            <text:p text:style-name="P3"><text:span text:style-name="T1">Hello everyone</text:span></text:p>
          </draw:text-box>
        </draw:frame>
        <draw:frame draw:style-name="gr4" draw:text-style-name="P5" draw:layer="layout" svg:width="21.589cm" svg:height="14.469cm" svg:x="0cm" svg:y="0cm">
          <draw:image xlink:href="Pictures/10000000000006A300000473AA4D6352.png" xlink:type="simple" xlink:show="embed" xlink:actuate="onLoad" draw:mime-type="image/png">
            <text:p/>
          </draw:image>
        </draw:frame>
        <draw:polygon draw:style-name="gr5" draw:text-style-name="P6" draw:layer="layout" svg:width="0.343cm" svg:height="27.511cm" svg:x="0cm" svg:y="0cm" svg:viewBox="0 0 344 27512" draw:points="0,27512 344,27512 344,0 0,0">
          <text:p/>
        </draw:polygon>
        <draw:frame draw:style-name="gr3" draw:text-style-name="P4" draw:layer="layout" svg:width="0.739cm" svg:height="0.412cm" svg:x="6.367cm" svg:y="2.482cm">
          <draw:text-box>
            <text:p text:style-name="P3"><text:span text:style-name="T1">xxx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003cm" fo:page-height="27.5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2T16:40:12.992566650</dc:date>
    <meta:editing-duration>PT12S</meta:editing-duration>
    <meta:editing-cycles>1</meta:editing-cycles>
    <meta:document-statistic meta:object-count="9"/>
    <meta:generator>LibreOffice/24.8.5.2$Linux_X86_64 LibreOffice_project/480$Build-2</meta:generator>
  </office:meta>
</office:document-meta>
</file>